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571in"/>
    </style:style>
    <style:style style:name="co11" style:family="table-column">
      <style:table-column-properties fo:break-before="auto" style:column-width="2.111in"/>
    </style:style>
    <style:style style:name="co12" style:family="table-column">
      <style:table-column-properties fo:break-before="auto" style:column-width="2.0783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3709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1319in"/>
    </style:style>
    <style:style style:name="co17" style:family="table-column">
      <style:table-column-properties fo:break-before="auto" style:column-width="6.5957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9043in"/>
    </style:style>
    <style:style style:name="co20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4"/>
        <table:table-column table:style-name="co18" table:default-cell-style-name="ce5"/>
        <table:table-column table:style-name="co18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5117.86" calcext:value-type="float">
            <text:p>5,117.86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16817.24" calcext:value-type="float">
            <text:p>16,817.24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391787.750666666" calcext:value-type="float">
            <text:p>391,787.75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28606.67" calcext:value-type="float">
            <text:p>28,606.67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8911.8" calcext:value-type="float">
            <text:p>28,911.80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9481.98" calcext:value-type="float">
            <text:p>19,481.98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29649.47" calcext:value-type="float">
            <text:p>29,649.47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6966.16" calcext:value-type="float">
            <text:p>6,966.16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604.82" calcext:value-type="float">
            <text:p>1,604.82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14671.09" calcext:value-type="float">
            <text:p>14,671.09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31066.89" calcext:value-type="float">
            <text:p>31,066.89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44832.9" calcext:value-type="float">
            <text:p>44,832.90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667223.56" calcext:value-type="float">
            <text:p>667,223.56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88642.32" calcext:value-type="float">
            <text:p>88,642.32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17452.38" calcext:value-type="float">
            <text:p>17,452.38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73788.55" calcext:value-type="float">
            <text:p>73,788.55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29491.07" calcext:value-type="float">
            <text:p>29,491.07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8519.65" calcext:value-type="float">
            <text:p>18,519.65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100352.45" calcext:value-type="float">
            <text:p>100,352.45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5539.74" calcext:value-type="float">
            <text:p>5,539.74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97967.69" calcext:value-type="float">
            <text:p>97,967.69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27917.91" calcext:value-type="float">
            <text:p>27,917.91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2098.64" calcext:value-type="float">
            <text:p>2,098.64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34925.64" calcext:value-type="float">
            <text:p>34,925.64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35940.25" calcext:value-type="float">
            <text:p>35,940.25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11814.47" calcext:value-type="float">
            <text:p>11,814.47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80203.09" calcext:value-type="float">
            <text:p>80,203.09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61979.65" calcext:value-type="float">
            <text:p>61,979.65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381936.12" calcext:value-type="float">
            <text:p>381,936.12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34782" calcext:value-type="float">
            <text:p>34,782.00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2582.29" calcext:value-type="float">
            <text:p>42,582.29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65710.18" calcext:value-type="float">
            <text:p>65,710.18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22578.38" calcext:value-type="float">
            <text:p>22,578.38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46967.05" calcext:value-type="float">
            <text:p>46,967.05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6225.39" calcext:value-type="float">
            <text:p>6,225.39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9203.62" calcext:value-type="float">
            <text:p>9,203.62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261229.73" calcext:value-type="float">
            <text:p>261,229.73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72573.05" calcext:value-type="float">
            <text:p>172,573.05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4427.63" calcext:value-type="float">
            <text:p>4,427.63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0577.7" calcext:value-type="float">
            <text:p>10,577.70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2831.29" calcext:value-type="float">
            <text:p>2,831.29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39917.93" calcext:value-type="float">
            <text:p>39,917.93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15435.36" calcext:value-type="float">
            <text:p>15,435.36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ENER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8098.17" calcext:value-type="float">
            <text:p>8,098.17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1-31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ENERO 2014" calcext:value-type="string">
            <text:p>PROVISION ANTIGUEDAD PRESTACIONES SOCIALES DIARIA EN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1-31','---','-------------------------','PROVISION ANTIGUEDAD PRESTACIONES SOCIALES DIARIA ENERO 2014',1,'-','----------','----------',0,0,0,0,'--','SIGESP');" calcext:value-type="string">
            <text:p>INSERT INTO sigesp_cmp VALUES('0001','SCGCMP','0','2014-01-31','---','-------------------------','PROVISION ANTIGUEDAD PRESTACIONES SOCIALES DIARIA ENER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40:36.8429792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44:35.094946639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20" meta:object-count="0"/>
  </office:meta>
</office:document-meta>
</file>